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officeooo:rsid="00161b14" officeooo:paragraph-rsid="00161b14"/>
    </style:style>
    <style:style style:name="P2" style:family="paragraph" style:parent-style-name="Standard">
      <style:paragraph-properties fo:line-height="200%" fo:text-align="start" style:justify-single-word="false"/>
      <style:text-properties style:font-name="Times New Roman" officeooo:rsid="00161b14" officeooo:paragraph-rsid="00161b14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weight="bold" officeooo:rsid="00161b14" officeooo:paragraph-rsid="00161b14" style:font-weight-asian="bold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161b14" officeooo:paragraph-rsid="00196b51" style:font-weight-asian="bold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161b14" officeooo:paragraph-rsid="001c34df" style:font-weight-asian="bold" style:font-weight-complex="bold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font-weight="bold" officeooo:rsid="00269a05" officeooo:paragraph-rsid="00269a05" style:font-weight-asian="bold" style:font-weight-complex="bold"/>
    </style:style>
    <style:style style:name="P7" style:family="paragraph" style:parent-style-name="Standard">
      <style:paragraph-properties fo:line-height="200%" fo:text-align="center" style:justify-single-word="false"/>
      <style:text-properties style:font-name="Times New Roman" officeooo:rsid="001e07bf" officeooo:paragraph-rsid="001e07b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8234" style:font-weight-asian="normal" style:font-weight-complex="normal"/>
    </style:style>
    <style:style style:name="T3" style:family="text">
      <style:text-properties fo:font-weight="normal" officeooo:rsid="00196b51" style:font-weight-asian="normal" style:font-weight-complex="normal"/>
    </style:style>
    <style:style style:name="T4" style:family="text">
      <style:text-properties fo:font-weight="normal" officeooo:rsid="00197c78" style:font-weight-asian="normal" style:font-weight-complex="normal"/>
    </style:style>
    <style:style style:name="T5" style:family="text">
      <style:text-properties fo:font-weight="normal" officeooo:rsid="0019c1d3" style:font-weight-asian="normal" style:font-weight-complex="normal"/>
    </style:style>
    <style:style style:name="T6" style:family="text">
      <style:text-properties fo:font-weight="normal" officeooo:rsid="001ae486" style:font-weight-asian="normal" style:font-weight-complex="normal"/>
    </style:style>
    <style:style style:name="T7" style:family="text">
      <style:text-properties fo:font-weight="normal" officeooo:rsid="001c34df" style:font-weight-asian="normal" style:font-weight-complex="normal"/>
    </style:style>
    <style:style style:name="T8" style:family="text">
      <style:text-properties fo:font-weight="normal" officeooo:rsid="001f7993" style:font-weight-asian="normal" style:font-weight-complex="normal"/>
    </style:style>
    <style:style style:name="T9" style:family="text">
      <style:text-properties fo:font-weight="normal" officeooo:rsid="001fe4d7" style:font-weight-asian="normal" style:font-weight-complex="normal"/>
    </style:style>
    <style:style style:name="T10" style:family="text">
      <style:text-properties fo:font-weight="normal" officeooo:rsid="00244498" style:font-weight-asian="normal" style:font-weight-complex="normal"/>
    </style:style>
    <style:style style:name="T11" style:family="text">
      <style:text-properties fo:font-weight="normal" officeooo:rsid="0026107e" style:font-weight-asian="normal" style:font-weight-complex="normal"/>
    </style:style>
    <style:style style:name="T12" style:family="text">
      <style:text-properties officeooo:rsid="001ec44f"/>
    </style:style>
    <style:style style:name="T1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Minimizing Fuel Use in Hybrid-Electric Vehicles through Dynamic Programming Optimization</text:p>
      <text:p text:style-name="P1">Electronics Project Internship Report</text:p>
      <text:p text:style-name="P1">Asgard Kaleb Marroquin</text:p>
      <text:p text:style-name="P1">Technische Universität Dresden, Germany</text:p>
      <text:p text:style-name="P1">Summer 2016</text:p>
      <text:p text:style-name="P1"/>
      <text:p text:style-name="P1"/>
      <text:p text:style-name="P1"/>
      <text:p text:style-name="P7">I would like to thank Stephan Uebel, <text:s/>Robert Kloss, Conny, and Prof. Dr. Ing Bernard Baeker for the experiene …. WORK <text:span text:style-name="T12">ON ACKNOWLEDMEN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3">Introduction</text:span></text:p>
      <text:p text:style-name="P4"><text:span text:style-name="T1"><text:tab/>My internship this summer took place in Dresden, a small city on the east side of Germany, where industry and STEM-related technical training have taken strong root. In particular, I interned with the Innovationzentrum Fahrzeugmechatronik, or the Innovation Center for Vehicle Mechatronics department, at the Technische Universität Dresden. The group, comprising of </text:span><text:span text:style-name="T4">undergraduate and</text:span><text:span text:style-name="T1"> graduate students, fulltime employees, and department chairs, works directly with the transportation agency in Dresden in reducing fuel consumption </text:span><text:span text:style-name="T2">and energy loss in the city's hybrid-electric bus fleet (INSERT NAME HERE). </text:span><text:span text:style-name="T3">The group also collaborates with private companies such as Bosch, BMW, and Continentale (CHECK NAMES)</text:span></text:p>
      <text:p text:style-name="P4"><text:span text:style-name="T2"><text:tab/>Various vehicular aspects are investigated, such as power optimization strategies for powertrain management, thermal losses as a result of passenger exchange and a smaller combustion engine size, bus log data analysis, real-time component diagnostics, and conductor training for more efficient driving cycles. </text:span><text:span text:style-name="T5">My work focused on developing an efficient power management strategy minimizing fuel use for two classes of hybrid electric vehicles, or HEV</text:span><text:span text:style-name="T6">s. </text:span><text:span text:style-name="T8">Specifically, my task was to determine the optimal power split between the internal combustion engine and the battery energy buffer in order to satisfy a given driving cycle </text:span><text:span text:style-name="T9">and fuel is least consumed</text:span><text:span text:style-name="T8">. </text:span><text:span text:style-name="T6">Models for both a INSERT BENDY BUS WORD HERE and a Ford Focus-like </text:span><text:span text:style-name="T7">car</text:span><text:span text:style-name="T6"> were both analyzed and optimized for fuel use in accordance with THE EUROPEAN STANDARD FOR DRIVING.</text:span></text:p>
      <text:p text:style-name="P5"><text:span text:style-name="T6"><text:tab/></text:span><text:span text:style-name="T10">Two main management strategies exist for</text:span><text:span text:style-name="T7"> developing </text:span><text:span text:style-name="T10">HEV </text:span><text:span text:style-name="T7">optimization strategies</text:span><text:span text:style-name="T10">: causal and noncausal (INSERT CITATION). </text:span><text:span text:style-name="T7"><text:s/>Such examples include heuristics, </text:span><text:span text:style-name="T11">stochastic approaches,</text:span><text:span text:style-name="T7"> <text:s/>fuzzy logic, </text:span><text:span text:style-name="T10">convex optimization, </text:span><text:span text:style-name="T7"><text:s/>and dynamic programming. </text:span></text:p>
      <text:p text:style-name="P5"/>
      <text:p text:style-name="P6"><text:span text:style-name="T7">C</text:span><text:span text:style-name="T1">ONTROL THEORY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ulef </meta:initial-creator>
    <meta:creation-date>2016-08-12T19:33:22.690557933</meta:creation-date>
    <dc:date>2016-08-13T11:46:39.102586207</dc:date>
    <dc:creator>kaulef </dc:creator>
    <meta:editing-duration>PT15H24M48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2" meta:paragraph-count="11" meta:word-count="304" meta:character-count="2135" meta:non-whitespace-character-count="1834"/>
  </office:meta>
</office:document-meta>
</file>